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300000138A47BC565.png" manifest:media-type="image/png"/>
  <manifest:file-entry manifest:full-path="Pictures/100000010000046F00000278D20157D7.png" manifest:media-type="image/png"/>
  <manifest:file-entry manifest:full-path="Pictures/10000001000002E2000001759A90F817.png" manifest:media-type="image/png"/>
  <manifest:file-entry manifest:full-path="Pictures/100000010000048F00000252C6036A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fo:min-height="1.328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title">
      <style:graphic-properties fo:min-height="1.328cm" loext:decorative="false"/>
      <style:paragraph-properties style:writing-mode="lr-tb"/>
    </style:style>
    <style:style style:name="pr7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placeholder="true" presentation:user-transformed="true">
          <draw:text-box/>
        </draw:frame>
        <draw:frame draw:style-name="gr1" draw:text-style-name="P1" draw:layer="layout" svg:width="19.131cm" svg:height="8.255cm" svg:x="2.869cm" svg:y="1.745cm">
          <draw:image xlink:href="Pictures/10000001000002D300000138A47BC5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draw:style-name="gr3" draw:text-style-name="P3" draw:layer="layout" svg:width="27.999cm" svg:height="15.59cm" svg:x="-0.5cm" svg:y="0cm">
          <draw:image xlink:href="Pictures/100000010000046F00000278D20157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 presentation:placeholder="true">
          <draw:text-box/>
        </draw:frame>
        <draw:frame draw:style-name="gr4" draw:text-style-name="P3" draw:layer="layout" svg:width="19.527cm" svg:height="9.869cm" svg:x="2.5cm" svg:y="2.97cm">
          <draw:image xlink:href="Pictures/10000001000002E2000001759A90F817.png" xlink:type="simple" xlink:show="embed" xlink:actuate="onLoad" draw:mime-type="image/png">
            <text:p text:style-name="P3">d</text:p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3" draw:text-style-name="P3" draw:layer="layout" svg:width="27.999cm" svg:height="14.25cm" svg:x="-0.005cm" svg:y="0.749cm">
          <draw:image xlink:href="Pictures/100000010000048F00000252C6036A5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MY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13:25:41.807000000</meta:creation-date>
    <meta:editing-duration>PT4M56S</meta:editing-duration>
    <meta:editing-cycles>5</meta:editing-cycles>
    <meta:generator>LibreOffice/24.2.0.3$Windows_X86_64 LibreOffice_project/da48488a73ddd66ea24cf16bbc4f7b9c08e9bea1</meta:generator>
    <dc:title>Blue Curve</dc:title>
    <dc:date>2024-07-19T11:58:53.741000000</dc:date>
    <meta:document-statistic meta:object-count="72"/>
  </office:meta>
</office:document-meta>
</file>